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c048" officeooo:paragraph-rsid="000ec048"/>
    </style:style>
    <style:style style:name="P2" style:family="paragraph" style:parent-style-name="Standard">
      <style:paragraph-properties fo:text-align="start" style:justify-single-word="false"/>
      <style:text-properties officeooo:rsid="000ec048" officeooo:paragraph-rsid="000ec048"/>
    </style:style>
    <style:style style:name="P3" style:family="paragraph" style:parent-style-name="Standard">
      <style:paragraph-properties fo:text-align="start" style:justify-single-word="false"/>
      <style:text-properties officeooo:rsid="000f625a" officeooo:paragraph-rsid="000f625a"/>
    </style:style>
    <style:style style:name="T1" style:family="text">
      <style:text-properties officeooo:rsid="000f625a"/>
    </style:style>
    <style:style style:name="T2" style:family="text">
      <style:text-properties officeooo:rsid="00115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istes a</text:span>méliorations du modèle :</text:p>
      <text:p text:style-name="P1"/>
      <text:p text:style-name="P3">DESIGN :</text:p>
      <text:p text:style-name="P2">- Fixer la même échelle pour comparer les courbes. </text:p>
      <text:p text:style-name="P2">- Fixer clairement l’espace et le temps dans la présentation du jeu</text:p>
      <text:p text:style-name="P2">- Mieux contextualiser le jeu (donner le cadre)</text:p>
      <text:p text:style-name="P2">- Session 1 : session pendant laquelle <text:span text:style-name="T1">on répond aux questions des joueurs qui prennent des décisions vite ; session 2 : session pendant laquelle les modérateurs ne font plus qu’animer.</text:span></text:p>
      <text:p text:style-name="P2">- <text:span text:style-name="T1">Matérialiser les jetons.</text:span></text:p>
      <text:p text:style-name="P2">- <text:span text:style-name="T1">Dans la présentation, préciser la trajectoire des déchets (quels villages impactent quels autres villages).</text:span></text:p>
      <text:p text:style-name="P2">- <text:span text:style-name="T1">Préciser l’utilité de chaque carte (symboles impacts)</text:span></text:p>
      <text:p text:style-name="P2">- <text:span text:style-name="T1">Augmenter taille des cartes</text:span></text:p>
      <text:p text:style-name="P2"/>
      <text:p text:style-name="P2"/>
      <text:p text:style-name="P3">MODELE :</text:p>
      <text:p text:style-name="P2">- <text:span text:style-name="T1">Ajouter timer pour chaque tour.</text:span></text:p>
      <text:p text:style-name="P2">- <text:span text:style-name="T1">Obligatoirement prendre une décision minimum.</text:span></text:p>
      <text:p text:style-name="P2">- <text:span text:style-name="T1">Faire apparaître le budget dès le début du tour du premier joueur.</text:span></text:p>
      <text:p text:style-name="P2">- <text:span text:style-name="T1">Réduire l’augmentation de la population annuelle.</text:span></text:p>
      <text:p text:style-name="P2">- <text:span text:style-name="T1">Faire augmenter le budget proportionnellement au gain de la population.</text:span></text:p>
      <text:p text:style-name="P2">- <text:span text:style-name="T1">Prévoir des niveaux aux actions (moins cher et moins efficace, plus cher et plus efficace).</text:span></text:p>
      <text:p text:style-name="P2">- <text:span text:style-name="T1">Pop up au début de chaque année : commune a écolabel ou non ?</text:span></text:p>
      <text:p text:style-name="P2">- « <text:span text:style-name="T1">Water waste » → « Waste water »</text:span></text:p>
      <text:p text:style-name="P2">- <text:span text:style-name="T1">Baisser prix de maintenance eaux usées ?</text:span></text:p>
      <text:p text:style-name="P2">- <text:span text:style-name="T1">Possibilité de transférer de l’argent entre les joueurs ? (ex : fin du tour, pot commun et négociations sur qui prend combien). 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3:23:17.729219277</meta:creation-date>
    <dc:date>2022-05-20T13:56:10.116713522</dc:date>
    <meta:editing-duration>PT22M41S</meta:editing-duration>
    <meta:editing-cycles>3</meta:editing-cycles>
    <meta:generator>LibreOffice/7.3.3.2$Linux_X86_64 LibreOffice_project/30$Build-2</meta:generator>
    <meta:document-statistic meta:table-count="0" meta:image-count="0" meta:object-count="0" meta:page-count="1" meta:paragraph-count="21" meta:word-count="216" meta:character-count="1252" meta:non-whitespace-character-count="1055"/>
  </office:meta>
</office:document-meta>
</file>